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font-name="Verdana, Arial, 'Trebuchet MS'" fo:font-weight="bold" style:font-weight-asian="bold" fo:color="#222222" fo:font-size="14pt" style:font-size-asian="14pt"/>
    </style:style>
    <style:style style:name="P283" style:parent-style-name="Textbody" style:family="paragraph">
      <style:paragraph-properties fo:margin-bottom="0in"/>
    </style:style>
    <style:style style:name="T284" style:parent-style-name="DefaultParagraphFont" style:family="text">
      <style:text-properties style:font-name="Verdana, Arial, 'Trebuchet MS'" fo:color="#000000" fo:font-size="10.5pt" style:font-size-asian="10.5pt"/>
    </style:style>
    <style:style style:name="T285" style:parent-style-name="DefaultParagraphFont" style:family="text">
      <style:text-properties style:font-name="Verdana, Arial, 'Trebuchet MS'" fo:font-style="italic" style:font-style-asian="italic" fo:color="#000000" fo:font-size="10.5pt" style:font-size-asian="10.5pt"/>
    </style:style>
    <style:style style:name="T286" style:parent-style-name="Teletype" style:family="text">
      <style:text-properties style:font-name="Verdana, Arial, 'Trebuchet MS'" fo:color="#000000" fo:font-size="10.5pt" style:font-size-asian="10.5pt"/>
    </style:style>
    <style:style style:name="T287" style:parent-style-name="DefaultParagraphFont" style:family="text">
      <style:text-properties style:font-name="Verdana, Arial, 'Trebuchet MS'" fo:color="#000000" fo:font-size="10.5pt" style:font-size-asian="10.5pt"/>
    </style:style>
    <style:style style:name="P288" style:parent-style-name="Textbody" style:family="paragraph">
      <style:paragraph-properties fo:margin-bottom="0in"/>
    </style:style>
    <style:style style:name="T289" style:parent-style-name="DefaultParagraphFont" style:family="text">
      <style:text-properties style:font-name="Verdana, Arial, 'Trebuchet MS'" fo:color="#000000" fo:font-size="10.5pt" style:font-size-asian="10.5pt"/>
    </style:style>
    <style:style style:name="T290" style:parent-style-name="DefaultParagraphFont" style:family="text">
      <style:text-properties style:font-name="Verdana, Arial, 'Trebuchet MS'" fo:color="#000000" fo:font-size="10.5pt" style:font-size-asian="10.5pt"/>
    </style:style>
    <style:style style:name="T291" style:parent-style-name="DefaultParagraphFont" style:family="text">
      <style:text-properties style:font-name="Verdana, Arial, 'Trebuchet MS'" fo:color="#0033CC" fo:font-size="10.5pt" style:font-size-asian="10.5pt"/>
    </style:style>
    <style:style style:name="T292" style:parent-style-name="DefaultParagraphFont" style:family="text">
      <style:text-properties style:font-name="Verdana, Arial, 'Trebuchet MS'" fo:color="#000000" fo:font-size="10.5pt" style:font-size-asian="10.5pt"/>
    </style:style>
    <style:style style:name="P293" style:parent-style-name="Textbody" style:family="paragraph">
      <style:paragraph-properties fo:margin-bottom="0in"/>
    </style:style>
    <style:style style:name="T294" style:parent-style-name="DefaultParagraphFont" style:family="text">
      <style:text-properties style:font-name="Verdana, Arial, 'Trebuchet MS'" fo:color="#000000" fo:font-size="10.5pt" style:font-size-asian="10.5pt"/>
    </style:style>
    <style:style style:name="T295" style:parent-style-name="DefaultParagraphFont" style:family="text">
      <style:text-properties style:font-name="Verdana, Arial, 'Trebuchet MS'" fo:color="#000000" fo:font-size="10.5pt" style:font-size-asian="10.5pt"/>
    </style:style>
    <style:style style:name="T296" style:parent-style-name="DefaultParagraphFont" style:family="text">
      <style:text-properties style:font-name="Verdana, Arial, 'Trebuchet MS'" fo:color="#0033CC" fo:font-size="10.5pt" style:font-size-asian="10.5pt"/>
    </style:style>
    <style:style style:name="T297" style:parent-style-name="DefaultParagraphFont" style:family="text">
      <style:text-properties style:font-name="Verdana, Arial, 'Trebuchet MS'" fo:color="#000000" fo:font-size="10.5pt" style:font-size-asian="10.5pt"/>
    </style:style>
    <style:style style:name="P298" style:parent-style-name="Textbody" style:family="paragraph">
      <style:paragraph-properties fo:margin-bottom="0in"/>
      <style:text-properties style:font-name="Verdana, Arial, 'Trebuchet MS'" fo:color="#000000" fo:font-size="10.5pt" style:font-size-asian="10.5pt"/>
    </style:style>
    <style:style style:name="P299" style:parent-style-name="Textbody" style:family="paragraph">
      <style:paragraph-properties fo:margin-bottom="0in"/>
      <style:text-properties style:font-name="Verdana, Arial, 'Trebuchet MS'" fo:color="#000000" fo:font-size="10.5pt" style:font-size-asian="10.5pt"/>
    </style:style>
    <style:style style:name="P300" style:parent-style-name="Textbody" style:family="paragraph">
      <style:paragraph-properties fo:margin-bottom="0in"/>
    </style:style>
    <style:style style:name="T301" style:parent-style-name="DefaultParagraphFont" style:family="text">
      <style:text-properties style:font-name="Verdana, Arial, 'Trebuchet MS'" fo:color="#000000" fo:font-size="10.5pt" style:font-size-asian="10.5pt"/>
    </style:style>
    <style:style style:name="T302" style:parent-style-name="DefaultParagraphFont" style:family="text">
      <style:text-properties style:font-name="Verdana, Arial, 'Trebuchet MS'" fo:color="#0033CC" fo:font-size="10.5pt" style:font-size-asian="10.5pt"/>
    </style:style>
    <style:style style:name="T303" style:parent-style-name="DefaultParagraphFont" style:family="text">
      <style:text-properties style:font-name="Verdana, Arial, 'Trebuchet MS'" fo:color="#000000" fo:font-size="10.5pt" style:font-size-asian="10.5pt"/>
    </style:style>
    <style:style style:name="P304" style:parent-style-name="Textbody" style:family="paragraph">
      <style:paragraph-properties fo:margin-bottom="0in"/>
    </style:style>
    <style:style style:name="T305" style:parent-style-name="DefaultParagraphFont" style:family="text">
      <style:text-properties style:font-name="Verdana, Arial, 'Trebuchet MS'" fo:color="#000000" fo:font-size="10.5pt" style:font-size-asian="10.5pt"/>
    </style:style>
    <style:style style:name="T306" style:parent-style-name="DefaultParagraphFont" style:family="text">
      <style:text-properties style:font-name="Verdana, Arial, 'Trebuchet MS'" fo:color="#0033CC" fo:font-size="10.5pt" style:font-size-asian="10.5pt"/>
    </style:style>
    <style:style style:name="T307" style:parent-style-name="DefaultParagraphFont" style:family="text">
      <style:text-properties style:font-name="Verdana, Arial, 'Trebuchet MS'" fo:color="#000000" fo:font-size="10.5pt" style:font-size-asian="10.5pt"/>
    </style:style>
    <style:style style:name="P308" style:parent-style-name="Textbody" style:family="paragraph">
      <style:paragraph-properties fo:margin-bottom="0in"/>
      <style:text-properties style:font-name="Verdana, Arial, 'Trebuchet MS'" fo:color="#000000" fo:font-size="10.5pt" style:font-size-asian="10.5pt"/>
    </style:style>
    <style:style style:name="P309" style:parent-style-name="Textbody" style:family="paragraph">
      <style:paragraph-properties fo:margin-bottom="0in"/>
      <style:text-properties style:font-name="Verdana, Arial, 'Trebuchet MS'" fo:color="#000000" fo:font-size="10.5pt" style:font-size-asian="10.5pt"/>
    </style:style>
    <style:style style:name="P310" style:parent-style-name="Textbody" style:family="paragraph">
      <style:paragraph-properties fo:margin-bottom="0in"/>
      <style:text-properties style:font-name="Verdana, Arial, 'Trebuchet MS'" fo:color="#000000" fo:font-size="10.5pt" style:font-size-asian="10.5pt"/>
    </style:style>
    <style:style style:name="P311" style:parent-style-name="Textbody" style:family="paragraph">
      <style:paragraph-properties fo:margin-bottom="0in"/>
      <style:text-properties style:font-name="Verdana, Arial, 'Trebuchet MS'" fo:color="#000000" fo:font-size="10.5pt" style:font-size-asian="10.5pt"/>
    </style:style>
    <style:style style:name="P312" style:parent-style-name="Textbody" style:family="paragraph">
      <style:paragraph-properties fo:margin-bottom="0in"/>
      <style:text-properties style:font-name="Verdana, Arial, 'Trebuchet MS'" fo:color="#000000" fo:font-size="10.5pt" style:font-size-asian="10.5pt"/>
    </style:style>
    <style:style style:name="P313" style:parent-style-name="Textbody" style:family="paragraph">
      <style:paragraph-properties fo:margin-bottom="0in"/>
    </style:style>
    <style:style style:name="T314" style:parent-style-name="DefaultParagraphFont" style:family="text">
      <style:text-properties style:font-name="Verdana, Arial, 'Trebuchet MS'" fo:color="#000000" fo:font-size="10.5pt" style:font-size-asian="10.5pt"/>
    </style:style>
    <style:style style:name="T315" style:parent-style-name="Teletype" style:family="text">
      <style:text-properties style:font-name="Verdana, Arial, 'Trebuchet MS'" fo:color="#000000" fo:font-size="10.5pt" style:font-size-asian="10.5pt"/>
    </style:style>
    <style:style style:name="T316" style:parent-style-name="DefaultParagraphFont" style:family="text">
      <style:text-properties style:font-name="Verdana, Arial, 'Trebuchet MS'" fo:color="#000000" fo:font-size="10.5pt" style:font-size-asian="10.5pt"/>
    </style:style>
    <style:style style:name="P317" style:parent-style-name="Textbody" style:family="paragraph">
      <style:paragraph-properties fo:margin-bottom="0in"/>
      <style:text-properties style:font-name="Verdana, Arial, 'Trebuchet MS'" fo:color="#000000" fo:font-size="10.5pt" style:font-size-asian="10.5pt"/>
    </style:style>
    <style:style style:name="P318" style:parent-style-name="Textbody" style:family="paragraph">
      <style:paragraph-properties fo:margin-bottom="0in"/>
      <style:text-properties style:font-name="Verdana, Arial, 'Trebuchet MS'" fo:color="#000000" fo:font-size="10.5pt" style:font-size-asian="10.5pt"/>
    </style:style>
    <style:style style:name="P319" style:parent-style-name="Textbody" style:family="paragraph">
      <style:paragraph-properties fo:margin-bottom="0in"/>
      <style:text-properties style:font-name="Verdana, Arial, 'Trebuchet MS'" fo:color="#000000" fo:font-size="10.5pt" style:font-size-asian="10.5pt"/>
    </style:style>
    <style:style style:name="P320" style:parent-style-name="Textbody" style:family="paragraph">
      <style:paragraph-properties fo:margin-bottom="0in"/>
      <style:text-properties style:font-name="Verdana, Arial, 'Trebuchet MS'" fo:color="#000000" fo:font-size="10.5pt" style:font-size-asian="10.5pt"/>
    </style:style>
    <style:style style:name="P321" style:parent-style-name="Textbody" style:family="paragraph">
      <style:paragraph-properties fo:margin-bottom="0in"/>
    </style:style>
    <style:style style:name="T322" style:parent-style-name="DefaultParagraphFont" style:family="text">
      <style:text-properties style:font-name="Verdana, Arial, 'Trebuchet MS'" fo:color="#000000" fo:font-size="10.5pt" style:font-size-asian="10.5pt"/>
    </style:style>
    <style:style style:name="T323" style:parent-style-name="DefaultParagraphFont" style:family="text">
      <style:text-properties style:font-name="Verdana, Arial, 'Trebuchet MS'" fo:color="#0033CC" fo:font-size="10.5pt" style:font-size-asian="10.5pt"/>
    </style:style>
    <style:style style:name="T324" style:parent-style-name="DefaultParagraphFont" style:family="text">
      <style:text-properties style:font-name="Verdana, Arial, 'Trebuchet MS'" fo:color="#000000" fo:font-size="10.5pt" style:font-size-asian="10.5pt"/>
    </style:style>
    <style:style style:name="T325" style:parent-style-name="DefaultParagraphFont" style:family="text">
      <style:text-properties style:font-name="Verdana, Arial, 'Trebuchet MS'" fo:color="#000000" fo:font-size="10.5pt" style:font-size-asian="10.5pt"/>
    </style:style>
    <style:style style:name="P326" style:parent-style-name="Textbody" style:family="paragraph">
      <style:paragraph-properties fo:margin-bottom="0in"/>
      <style:text-properties style:font-name="Verdana, Arial, 'Trebuchet MS'" fo:color="#000000" fo:font-size="10.5pt" style:font-size-asian="10.5pt"/>
    </style:style>
    <style:style style:name="P327" style:parent-style-name="Textbody" style:family="paragraph">
      <style:paragraph-properties fo:margin-bottom="0in"/>
      <style:text-properties style:font-name="Verdana, Arial, 'Trebuchet MS'" fo:color="#000000" fo:font-size="10.5pt" style:font-size-asian="10.5pt"/>
    </style:style>
    <style:style style:name="P328" style:parent-style-name="Textbody" style:family="paragraph">
      <style:paragraph-properties fo:margin-bottom="0in"/>
      <style:text-properties style:font-name="Verdana, Arial, 'Trebuchet MS'" fo:color="#000000" fo:font-size="10.5pt" style:font-size-asian="10.5pt"/>
    </style:style>
    <style:style style:name="P329" style:parent-style-name="Textbody" style:family="paragraph">
      <style:paragraph-properties fo:margin-bottom="0in"/>
    </style:style>
    <style:style style:name="T330" style:parent-style-name="DefaultParagraphFont" style:family="text">
      <style:text-properties style:font-name="Verdana, Arial, 'Trebuchet MS'" fo:color="#000000" fo:font-size="10.5pt" style:font-size-asian="10.5pt"/>
    </style:style>
    <style:style style:name="T331" style:parent-style-name="DefaultParagraphFont" style:family="text">
      <style:text-properties style:font-name="Verdana, Arial, 'Trebuchet MS'" fo:color="#0033CC" fo:font-size="10.5pt" style:font-size-asian="10.5pt"/>
    </style:style>
    <style:style style:name="T332" style:parent-style-name="DefaultParagraphFont" style:family="text">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style>
    <style:style style:name="T335" style:parent-style-name="DefaultParagraphFont" style:family="text">
      <style:text-properties style:font-name="Verdana, Arial, 'Trebuchet MS'" fo:color="#000000" fo:font-size="10.5pt" style:font-size-asian="10.5pt"/>
    </style:style>
    <style:style style:name="T336" style:parent-style-name="DefaultParagraphFont" style:family="text">
      <style:text-properties style:font-name="Verdana, Arial, 'Trebuchet MS'" fo:color="#0033CC" fo:font-size="10.5pt" style:font-size-asian="10.5pt"/>
    </style:style>
    <style:style style:name="T337" style:parent-style-name="DefaultParagraphFont" style:family="text">
      <style:text-properties style:font-name="Verdana, Arial, 'Trebuchet MS'" fo:color="#000000" fo:font-size="10.5pt" style:font-size-asian="10.5pt"/>
    </style:style>
    <style:style style:name="T338" style:parent-style-name="DefaultParagraphFont" style:family="text">
      <style:text-properties style:font-name="Verdana, Arial, 'Trebuchet MS'" fo:color="#0033CC" fo:font-size="10.5pt" style:font-size-asian="10.5pt"/>
    </style:style>
    <style:style style:name="T339" style:parent-style-name="DefaultParagraphFont" style:family="text">
      <style:text-properties style:font-name="Verdana, Arial, 'Trebuchet MS'" fo:color="#000000" fo:font-size="10.5pt" style:font-size-asian="10.5pt"/>
    </style:style>
    <style:style style:name="P340" style:parent-style-name="Textbody" style:family="paragraph">
      <style:paragraph-properties fo:margin-bottom="0in"/>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style>
    <style:style style:name="T343" style:parent-style-name="DefaultParagraphFont" style:family="text">
      <style:text-properties style:font-name="Verdana, Arial, 'Trebuchet MS'" fo:color="#000000" fo:font-size="10.5pt" style:font-size-asian="10.5pt"/>
    </style:style>
    <style:style style:name="T344" style:parent-style-name="DefaultParagraphFont" style:family="text">
      <style:text-properties style:font-name="Verdana, Arial, 'Trebuchet MS'" fo:color="#0033CC" fo:font-size="10.5pt" style:font-size-asian="10.5pt"/>
    </style:style>
    <style:style style:name="T345" style:parent-style-name="DefaultParagraphFont" style:family="text">
      <style:text-properties style:font-name="Verdana, Arial, 'Trebuchet MS'" fo:color="#000000" fo:font-size="10.5pt" style:font-size-asian="10.5pt"/>
    </style:style>
    <style:style style:name="T346" style:parent-style-name="DefaultParagraphFont" style:family="text">
      <style:text-properties style:font-name="Verdana, Arial, 'Trebuchet MS'" fo:color="#000000" fo:font-size="10.5pt" style:font-size-asian="10.5pt"/>
    </style:style>
    <style:style style:name="P347" style:parent-style-name="Textbody" style:family="paragraph">
      <style:paragraph-properties fo:margin-bottom="0in"/>
    </style:style>
    <style:style style:name="T348" style:parent-style-name="DefaultParagraphFont" style:family="text">
      <style:text-properties style:font-name="Verdana, Arial, 'Trebuchet MS'" fo:color="#000000" fo:font-size="10.5pt" style:font-size-asian="10.5pt"/>
    </style:style>
    <style:style style:name="T349" style:parent-style-name="DefaultParagraphFont" style:family="text">
      <style:text-properties style:font-name="Verdana, Arial, 'Trebuchet MS'" fo:color="#0033CC" fo:font-size="10.5pt" style:font-size-asian="10.5pt"/>
    </style:style>
    <style:style style:name="T350" style:parent-style-name="DefaultParagraphFont" style:family="text">
      <style:text-properties style:font-name="Verdana, Arial, 'Trebuchet MS'" fo:color="#000000" fo:font-size="10.5pt" style:font-size-asian="10.5pt"/>
    </style:style>
    <style:style style:name="P351" style:parent-style-name="Textbody" style:family="paragraph">
      <style:paragraph-properties fo:margin-bottom="0in"/>
    </style:style>
    <style:style style:name="T352" style:parent-style-name="DefaultParagraphFont" style:family="text">
      <style:text-properties style:font-name="Verdana, Arial, 'Trebuchet MS'" fo:color="#000000" fo:font-size="10.5pt" style:font-size-asian="10.5pt"/>
    </style:style>
    <style:style style:name="T353" style:parent-style-name="DefaultParagraphFont" style:family="text">
      <style:text-properties style:font-name="Verdana, Arial, 'Trebuchet MS'" fo:color="#0033CC" fo:font-size="10.5pt" style:font-size-asian="10.5pt"/>
    </style:style>
    <style:style style:name="T354" style:parent-style-name="DefaultParagraphFont" style:family="text">
      <style:text-properties style:font-name="Verdana, Arial, 'Trebuchet MS'" fo:color="#0033CC" fo:font-size="10.5pt" style:font-size-asian="10.5pt"/>
    </style:style>
    <style:style style:name="T355" style:parent-style-name="DefaultParagraphFont" style:family="text">
      <style:text-properties style:font-name="Verdana, Arial, 'Trebuchet MS'" fo:color="#000000" fo:font-size="10.5pt" style:font-size-asian="10.5pt"/>
    </style:style>
    <style:style style:name="P356" style:parent-style-name="Textbody" style:family="paragraph">
      <style:paragraph-properties fo:margin-bottom="0in"/>
      <style:text-properties style:font-name="Verdana, Arial, 'Trebuchet MS'" fo:color="#000000" fo:font-size="10.5pt" style:font-size-asian="10.5pt"/>
    </style:style>
    <style:style style:name="P357" style:parent-style-name="Textbody" style:family="paragraph">
      <style:text-properties style:font-name="Verdana, Arial, 'Trebuchet MS'" fo:color="#000000" fo:font-size="10.5pt" style:font-size-asian="10.5pt"/>
    </style:style>
    <style:style style:name="P358"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59"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60"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61" style:parent-style-name="PreformattedText" style:family="paragraph">
      <style:paragraph-properties fo:border="0.0034in solid #2F6FAB" fo:padding="0.0138in" style:shadow="none" fo:background-color="#F1FFFF"/>
    </style:style>
    <style:style style:name="T362" style:parent-style-name="DefaultParagraphFont" style:family="text">
      <style:text-properties fo:color="#000000" fo:font-size="12pt" style:font-size-asian="12pt" style:font-size-complex="12pt"/>
    </style:style>
    <style:style style:name="T363" style:parent-style-name="DefaultParagraphFont" style:family="text">
      <style:text-properties style:font-name="monospace, Courier, Arial" fo:color="#000000" fo:font-size="12pt" style:font-size-asian="12pt" style:font-size-complex="12pt"/>
    </style:style>
    <style:style style:name="T364" style:parent-style-name="DefaultParagraphFont" style:family="text">
      <style:text-properties style:font-name="monospace, Courier, Arial" fo:color="#000000" fo:font-size="12pt" style:font-size-asian="12pt" style:font-size-complex="12pt"/>
    </style:style>
    <style:style style:name="P365"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66" style:parent-style-name="Textbody" style:family="paragraph">
      <style:text-properties style:font-name="Verdana, Arial, 'Trebuchet MS'" fo:color="#000000" fo:font-size="10.5pt" style:font-size-asian="10.5pt"/>
    </style:style>
    <style:style style:name="P36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68" style:parent-style-name="PreformattedText" style:family="paragraph">
      <style:paragraph-properties fo:border="0.0034in solid #2F6FAB" fo:padding="0.0138in" style:shadow="none" fo:background-color="#F1FFFF"/>
    </style:style>
    <style:style style:name="T369" style:parent-style-name="DefaultParagraphFont" style:family="text">
      <style:text-properties fo:color="#000000"/>
    </style:style>
    <style:style style:name="T370" style:parent-style-name="DefaultParagraphFont" style:family="text">
      <style:text-properties style:font-name="monospace, Courier, Arial" fo:color="#000000" fo:font-size="10.5pt" style:font-size-asian="10.5pt"/>
    </style:style>
    <style:style style:name="P371"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72" style:parent-style-name="Textbody" style:family="paragraph">
      <style:text-properties style:font-name="Verdana, Arial, 'Trebuchet MS'" fo:color="#000000" fo:font-size="10.5pt" style:font-size-asian="10.5pt"/>
    </style:style>
    <style:style style:name="P373"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74" style:parent-style-name="PreformattedText" style:family="paragraph">
      <style:paragraph-properties fo:border="0.0034in solid #2F6FAB" fo:padding="0.0138in" style:shadow="none" fo:background-color="#F1FFFF"/>
    </style:style>
    <style:style style:name="T375" style:parent-style-name="DefaultParagraphFont" style:family="text">
      <style:text-properties fo:color="#000000"/>
    </style:style>
    <style:style style:name="T376" style:parent-style-name="DefaultParagraphFont" style:family="text">
      <style:text-properties style:font-name="monospace, Courier, Arial" fo:color="#000000" fo:font-size="10.5pt" style:font-size-asian="10.5pt"/>
    </style:style>
    <style:style style:name="P377" style:parent-style-name="PreformattedText" style:family="paragraph">
      <style:paragraph-properties fo:border="0.0034in solid #2F6FAB" fo:padding="0.0138in" style:shadow="none" fo:background-color="#F1FFFF"/>
    </style:style>
    <style:style style:name="T378" style:parent-style-name="DefaultParagraphFont" style:family="text">
      <style:text-properties fo:color="#000000"/>
    </style:style>
    <style:style style:name="T379" style:parent-style-name="DefaultParagraphFont" style:family="text">
      <style:text-properties style:font-name="monospace, Courier, Arial" fo:color="#000000" fo:font-size="10.5pt" style:font-size-asian="10.5pt"/>
    </style:style>
    <style:style style:name="P380" style:parent-style-name="PreformattedText" style:family="paragraph">
      <style:paragraph-properties fo:border="0.0034in solid #2F6FAB" fo:padding="0.0138in" style:shadow="none" fo:background-color="#F1FFFF"/>
    </style:style>
    <style:style style:name="T381" style:parent-style-name="DefaultParagraphFont" style:family="text">
      <style:text-properties fo:color="#000000"/>
    </style:style>
    <style:style style:name="T382" style:parent-style-name="DefaultParagraphFont" style:family="text">
      <style:text-properties style:font-name="monospace, Courier, Arial" fo:color="#000000" fo:font-size="10.5pt" style:font-size-asian="10.5pt"/>
    </style:style>
    <style:style style:name="T383" style:parent-style-name="DefaultParagraphFont" style:family="text">
      <style:text-properties style:font-name="monospace, Courier, Arial" fo:color="#000000" fo:font-size="10.5pt" style:font-size-asian="10.5pt"/>
    </style:style>
    <style:style style:name="P384"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385" style:parent-style-name="DefaultParagraphFont" style:family="text">
      <style:text-properties style:font-name="Verdana, Arial, 'Trebuchet MS'" fo:color="#000000" fo:font-size="10.5pt" style:font-size-asian="10.5pt"/>
    </style:style>
    <style:style style:name="T386" style:parent-style-name="DefaultParagraphFont" style:family="text">
      <style:text-properties style:font-name="Verdana, Arial, 'Trebuchet MS'" fo:font-weight="bold" style:font-weight-asian="bold" fo:color="#000000" fo:font-size="10.5pt" style:font-size-asian="10.5pt"/>
    </style:style>
    <style:style style:name="T387" style:parent-style-name="DefaultParagraphFont" style:family="text">
      <style:text-properties style:font-name="Verdana, Arial, 'Trebuchet MS'" fo:color="#000000" fo:font-size="10.5pt" style:font-size-asian="10.5pt"/>
    </style:style>
    <style:style style:name="P388" style:parent-style-name="Textbody" style:family="paragraph">
      <style:paragraph-properties fo:margin-bottom="0in"/>
      <style:text-properties style:font-name="Verdana, Arial, 'Trebuchet MS'" fo:color="#000000" fo:font-size="10.5pt" style:font-size-asian="10.5pt"/>
    </style:style>
    <style:style style:name="P389" style:parent-style-name="Textbody" style:family="paragraph">
      <style:paragraph-properties fo:margin-bottom="0in"/>
      <style:text-properties style:font-name="Verdana, Arial, 'Trebuchet MS'" fo:color="#000000" fo:font-size="10.5pt" style:font-size-asian="10.5pt"/>
    </style:style>
    <style:style style:name="P390" style:parent-style-name="Textbody" style:family="paragraph">
      <style:paragraph-properties fo:margin-bottom="0in"/>
      <style:text-properties style:font-name="Verdana, Arial, 'Trebuchet MS'" fo:color="#000000" fo:font-size="10.5pt" style:font-size-asian="10.5pt"/>
    </style:style>
    <style:style style:name="P391"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2"/><text:s text:c="2"/>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text:s/>for 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 text:c="4"/>(-----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text:s/>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 text:c="8"/>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text:s/>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 [**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text:s/>options 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text:s/>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 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 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text:span><text:span text:style-name="T110">c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text:s/></text:span><text:span text:style-name="T112">H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text:span><text:span text:style-name="T116">r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text:span><text:span text:style-name="T121">o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text:s/>and 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 as appropriate.</text:p>
      <text:p text:style-name="Standard"/>
      <text:p text:style-name="P133">11. Apply Spellcheck (30-90 min.)</text:p>
      <text:p text:style-name="P134"/>
      <text:p text:style-name="P135">Start the spellcheck process.</text:p>
      <text:p text:style-name="P136"><text:tab/>Add goodwords.txt</text:p>
      <text:p text:style-name="P137"/>
      <text:p text:style-name="P138"><text:s text:c="4"/>Proceed through the document, correcting words or adding them to the project dictionary as appropriate.</text:p>
      <text:p text:style-name="Standard"/>
      <text:p text:style-name="P139">12. Fix Sidenotes (0-? hr.)</text:p>
      <text:p text:style-name="P140"/>
      <text:p text:style-name="P141">Read the 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text:s/>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p text:style-name="P170">17. Convert &lt;tb&gt;, Italic, Bold, and<text:s/>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text:s/>Text 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 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text:s/>you are 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text:s/>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text:s/>unsaved changes.</text:p>
      <text:p text:style-name="P205"><text:s text:c="4"/>Use Edit&gt;Select All then Selection&gt;Rewrap Selection. Wait while rewrap completes.</text:p>
      <text:p text:style-name="P206"><text:s text:c="4"/>Page through entire text, looking for improper indentation. If found, re-open, clicking NO when 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text:span><text:span text:style-name="T212"><text:s/>resolve 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text:s/>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text:span><text:span text:style-name="T222">) is most ap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ext:span><text:span text:style-name="T230">t Unicode ch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text:s/>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text:span><text:span text:style-name="T239">onal information 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text:span><text:span text:style-name="T242"><text:s/>Decide if you wi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 manager provided high-resolution scans of the images in the text, use an image-processing program such as The Gimp or Adobe Photoshop Elements to optimize them—see the wiki topic. You can do this before, during, or after HTML conversion.<text:s/>For each image:</text:p>
      <text:p text:style-name="P266"/>
      <text:p text:style-name="P267"><text:s text:c="4"/>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text:s/>space and borders (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text:s/>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text:s/>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text:span><text:span text:style-name="T279">heck the footnotes and move them to the Landing Zones you have decided on, as described in the PPTools/Guiguts/Footnotes. (Footnotes have been moved to paragraph end; for HTML move to end of chapters)</text:span></text:p>
      <text:p text:style-name="Standard"><text:s text:c="4"/><text:span text:style-name="T280">It is preferable for the source line-breaks to matc</text:span><text:span text:style-name="T281">h the book; however HTML poetry markup won't work unless /P..P/ sections have been rewrapped. If the book has much poetry, rewrap it all; else select and rewrap poetry sections individually.</text:span></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text:s/>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Search and repair $1</text:p>
      <text:p text:style-name="Standard">Front matter</text:p>
      <text:p text:style-name="Standard">End matter.</text:p>
      <text:p text:style-name="Standard"><text:s text:c="8"/>Tables.</text:p>
      <text:p text:style-name="Standard"><text:s text:c="8"/>Tables of Contents and Indexes, which are best formatted using unsigned lists, rather than the markup Guiguts generates<text:s/>for /$..$/. http://www.pgdp.net/wiki/User:Windymilla/Tables_for_ToCs</text:p>
      <text:p text:style-name="Standard"><text:s text:c="8"/>Illustrations.</text:p>
      <text:p text:style-name="Standard">Check outline for heading levels</text:p>
      <text:p text:style-name="Standard"><text:s/>- add title=”” to h3 etc. tags that shouldn't be in TOC</text:p>
      <text:p text:style-name="Standard">Alter CSS for style of book</text:p>
      <text:p text:style-name="Standard">Check &lt;hr /&gt;s</text:p>
      <text:p text:style-name="Standard">Format transcriber's notes</text:p>
      <text:p text:style-name="Standard"/>
      <text:p text:style-name="Standard"><text:s text:c="2"/><text:s text:c="2"/>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3"/><text:s/>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Standard"/>
      <text:p text:style-name="Standard"><text:s text:c="3"/><text:span text:style-name="T282">21. Prepare HTML Edition (4-? hr.)</text:span></text:p>
      <text:list text:style-name="LFO1" text:continue-numbering="true">
        <text:list-item>
          <text:p text:style-name="P283"><text:span text:style-name="T284">Open </text:span><text:span text:style-name="T285">bookname</text:span><text:span text:style-name="T286">.html</text:span><text:span text:style-name="T287"> that was saved in step 16.</text:span></text:p>
        </text:list-item>
        <text:list-item>
          <text:p text:style-name="P288"><text:span text:style-name="T289">If you will insert<text:s/></text:span><text:span text:style-name="T290">visible page numbers or anchors at page boundaries, then configure the</text:span><text:a xlink:href="http://www.pgdp.net/wiki/PPTools/Guiguts/Page_Labels#Setting_Page_Labels" office:target-frame-name="_top" xlink:show="replace"><text:span text:style-name="T291">page labels</text:span></text:a><text:span text:style-name="T292"> before proceeding</text:span></text:p>
        </text:list-item>
        <text:list-item>
          <text:p text:style-name="P293"><text:span text:style-name="T294">Check the footnotes and move them to the Landing Zones you have de</text:span><text:span text:style-name="T295">cided on, as described in the </text:span><text:a xlink:href="http://www.pgdp.net/wiki/PPTools/Guiguts/Footnotes" office:target-frame-name="_top" xlink:show="replace"><text:span text:style-name="T296">PPTools/Guiguts/Footnotes</text:span></text:a><text:span text:style-name="T297">.</text:span></text:p>
        </text:list-item>
        <text:list-item>
          <text:p text:style-name="P29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99">Don't remove the rewrap markers. These are needed for generation of proper HTML.</text:p>
        </text:list-item>
        <text:list-item>
          <text:p text:style-name="P300"><text:span text:style-name="T301">Open the </text:span><text:a xlink:href="http://www.pgdp.net/wiki/PPTools/Guiguts/HTML" office:target-frame-name="_top" xlink:show="replace"><text:span text:style-name="T302">HTML Palette</text:span></text:a><text:span text:style-name="T303"> and set optional switches as desired.</text:span></text:p>
        </text:list-item>
        <text:list-item>
          <text:p text:style-name="P304"><text:span text:style-name="T305">Apply </text:span><text:a xlink:href="http://www.pgdp.net/wiki/PPTools/Guiguts/HTML#Autogenerating_HTML" office:target-frame-name="_top" xlink:show="replace"><text:span text:style-name="T306">Automatic HTML conversion</text:span></text:a><text:span text:style-name="T307"> and wait while it completes.</text:span></text:p>
        </text:list-item>
        <text:list-item>
          <text:p text:style-name="P308">Save the file and open it in a browser.</text:p>
        </text:list-item>
        <text:list-item>
          <text:p text:style-name="P309">Scroll through looking for systematic errors. (Title pages, tables, etc. will look terrible; no matter). If automatic conversion messed up, delete the file and start this step over with the backup file.</text:p>
        </text:list-item>
        <text:list-item>
          <text:p text:style-name="P310">Page through the book looking for text that was not handled well by automatic HTML generation, in particular:</text:p>
          <text:list text:continue-numbering="true">
            <text:list-item>
              <text:p text:style-name="P311">Title pages.</text:p>
            </text:list-item>
            <text:list-item>
              <text:p text:style-name="P312">Tables.</text:p>
            </text:list-item>
            <text:list-item>
              <text:p text:style-name="P313"><text:span text:style-name="T314">Tables of Contents and Indexes, which are best formatted using unsigned lists, rather than the markup Guiguts generates for </text:span><text:span text:style-name="T315">/$..$/</text:span><text:span text:style-name="T316">.</text:span></text:p>
            </text:list-item>
            <text:list-item>
              <text:p text:style-name="P317">End matter</text:p>
            </text:list-item>
            <text:list-item>
              <text:p text:style-name="P318">reformat front matter to remove &lt;p&gt; for<text:s/>sentences</text:p>
            </text:list-item>
            <text:list-item>
              <text:p text:style-name="P319">Illustrations. (sideways f)</text:p>
            </text:list-item>
            <text:list-item>
              <text:p text:style-name="P320">illustration links to larger image</text:p>
            </text:list-item>
          </text:list>
        </text:list-item>
        <text:list-item>
          <text:p text:style-name="P321"><text:span text:style-name="T322">Use the </text:span><text:a xlink:href="http://www.pgdp.net/wiki/PPTools/Guiguts/HTML#Inserting_HTML_Element_by_Element" office:target-frame-name="_top" xlink:show="replace"><text:span text:style-name="T323">element-markup buttons</text:span></text:a><text:span text:style-name="T324"> in the HTML Palette to mark up these areas. Use regex<text:s/></text:span><text:span text:style-name="T325">replacements to make systematic changes.</text:span></text:p>
        </text:list-item>
        <text:list-item>
          <text:p text:style-name="P326">Format CSS for headings etc.</text:p>
        </text:list-item>
        <text:list-item>
          <text:p text:style-name="P327">Open the file in one or more web browsers (Internet Explorer and at least one other such as Firefox or Netscape) using the "View in Browser" button. Page through the entire book.</text:p>
          <text:list text:continue-numbering="true">
            <text:list-item>
              <text:p text:style-name="P328">Where you see a problem, make a correction in Guiguts, save the file, and click the "reload" button in each browser.</text:p>
            </text:list-item>
          </text:list>
        </text:list-item>
        <text:list-item>
          <text:p text:style-name="P329"><text:span text:style-name="T330">Hyperlink page references in text, TOC, and index (discussed </text:span><text:a xlink:href="http://www.pgdp.net/wiki/PPTools/Guiguts/HTML#Hyperlinking_Page_Numbers" office:target-frame-name="_top" xlink:show="replace"><text:span text:style-name="T331">here</text:span></text:a><text:span text:style-name="T332">).</text:span></text:p>
        </text:list-item>
        <text:list-item>
          <text:p text:style-name="P33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34"><text:span text:style-name="T335">If there is a cover image for 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36">Proofreaders' Guide to EPUB</text:span></text:a><text:span text:style-name="T337"> or the</text:span><text:a xlink:href="http://www.pgdp.net/wiki/PP_guide_to_cover_pages" office:target-frame-name="_top" xlink:show="replace"><text:span text:style-name="T338">PP guide to cover pages</text:span></text:a><text:span text:style-name="T339">.</text:span></text:p>
        </text:list-item>
        <text:list-item>
          <text:p text:style-name="P340">Use the "Find orphaned markup" button on the HTML Palette to find any mismatched html markup in the file.</text:p>
          <text:list text:continue-numbering="true">
            <text:list-item>
              <text:p text:style-name="P341">Note: The search will stop on any nested spans, even though this is valid html. If this happens, you may want to make an extra copy of your file, remove any nested spans in it, and then check for orphaned html markup in that file in order<text:s/>to do a complete check. If you do find orphaned markup, be sure to go back and apply the changes to your original file!</text:p>
            </text:list-item>
          </text:list>
        </text:list-item>
        <text:list-item>
          <text:p text:style-name="P342"><text:span text:style-name="T343">Apply the </text:span><text:a xlink:href="http://www.pgdp.net/wiki/PPTools/Guiguts/HTML#Using_the_Link_Checker" office:target-frame-name="_top" xlink:show="replace"><text:span text:style-name="T344">Link Checker</text:span></text:a><text:span text:style-name="T345"> and correct all issues foun</text:span><text:span text:style-name="T346">d.</text:span></text:p>
        </text:list-item>
        <text:list-item>
          <text:p text:style-name="P347"><text:span text:style-name="T348">Apply </text:span><text:a xlink:href="http://www.pgdp.net/wiki/PPTools/Guiguts/HTML#Using_HTML_Tidy" office:target-frame-name="_top" xlink:show="replace"><text:span text:style-name="T349">Tidy</text:span></text:a><text:span text:style-name="T350">.</text:span></text:p>
        </text:list-item>
        <text:list-item>
          <text:p text:style-name="P351"><text:span text:style-name="T352">Use the W3C Validate and W3C CSS Validate buttons to check the correctness of HTML and CSS. Alternatively, open the </text:span><text:a xlink:href="http://validator.w3.org/" office:target-frame-name="_top" xlink:show="replace"><text:span text:style-name="T353">WC3<text:s/></text:span><text:span text:style-name="T354">Validator</text:span></text:a><text:span text:style-name="T355">,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356">Use pphtml and ppvimage</text:p>
        </text:list-item>
      </text:list>
      <text:p text:style-name="Standard"/>
      <text:h text:style-name="Heading1" text:outline-level="1">Front cover</text:h>
      <text:p text:style-name="P35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58">div.tnotes {background-color: #eeeeee; border: 1px solid black; padding: 1em;}</text:p>
      <text:p text:style-name="P359">.covernote {visibility: hidden; display: none;}</text:p>
      <text:p text:style-name="P360">@media handheld {</text:p>
      <text:p text:style-name="P361"><text:span text:style-name="T362"><text:s text:c="2"/></text:span><text:span text:style-name="T363">.covernote {visibility: visible; display:<text:s/></text:span><text:span text:style-name="T364">block;}</text:span></text:p>
      <text:p text:style-name="P365">}</text:p>
      <text:p text:style-name="P366">It may be that your main TN is at the end of the book, and the epub cover TN is the only one that is required at the front. In this case, you can use the covernote class on the whole div (immediately after &lt;body&gt;), as follows.</text:p>
      <text:p text:style-name="P367">&lt;div class="tnotes covernote"&gt;</text:p>
      <text:p text:style-name="P368"><text:span text:style-name="T369"><text:s text:c="2"/></text:span><text:span text:style-name="T370">&lt;p&gt;The cover image was created by the transcriber and is placed in the public domain.&lt;/p&gt;</text:span></text:p>
      <text:p text:style-name="P371">&lt;/div&gt;</text:p>
      <text:p text:style-name="P372">However, if you have other notes that you want to appear at the front of the book, you will want the div to be displayed, but just the cover<text:s/>image paragraph hidden, something like this:</text:p>
      <text:p text:style-name="P373">&lt;div class="tnotes"&gt;</text:p>
      <text:p text:style-name="P374"><text:span text:style-name="T375"><text:s text:c="2"/></text:span><text:span text:style-name="T376">&lt;p&gt;Transcriber's Notes&lt;/p&gt;</text:span></text:p>
      <text:p text:style-name="P377"><text:span text:style-name="T378"><text:s text:c="2"/></text:span><text:span text:style-name="T379">&lt;p class="covernote"&gt;The cover image was created by the transcriber and is placed in the public domain.&lt;/p&gt;</text:span></text:p>
      <text:p text:style-name="P380"><text:span text:style-name="T381"><text:s text:c="2"/></text:span><text:span text:style-name="T382">&lt;p&gt;Other information readers require before r</text:span><text:span text:style-name="T383">eading the book...&lt;/p&gt;</text:span></text:p>
      <text:p text:style-name="P384">&lt;/div&gt;</text:p>
      <text:p text:style-name="Textbody"><text:span text:style-name="T385">To view in your browser what the TN will look like in the epub version, </text:span><text:span text:style-name="T386">temporarily</text:span><text:span text:style-name="T387"> change "@media handheld" to "@media all" in the CSS above - don't forget to change it back!</text:span></text:p>
      <text:p text:style-name="Standard"/>
      <text:p text:style-name="Standard">** Create transcriber's note</text:p>
      <text:p text:style-name="Standard"/>
      <text:p text:style-name="Standard">Format to look<text:s/>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 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38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389">Use the Image Check button to check the correctness of links to images.</text:p>
        </text:list-item>
        <text:list-item>
          <text:p text:style-name="P390">Use the Check All button to run all of the above checks, especially if you<text:s/>make any further changes. Always run these checks one more time before submitting.</text:p>
        </text:list-item>
        <text:list-item>
          <text:p text:style-name="P391"/>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text:s/>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text:s text:c="3"/>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text:s/>entire HTML book making sure that each image is being loaded 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5"/><text:s text:c="3"/>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text:s/>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1T22:32:00Z</dc:date>
    <meta:template xlink:href="Normal.dotm" xlink:type="simple"/>
    <meta:editing-cycles>120</meta:editing-cycles>
    <meta:editing-duration>PT133500S</meta:editing-duration>
    <meta:document-statistic meta:page-count="1" meta:paragraph-count="64" meta:word-count="4850" meta:character-count="32436" meta:row-count="230" meta:non-whitespace-character-count="27650"/>
  </office:meta>
</office:document-meta>
</file>